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02cm"/>
      <style:text-properties fo:color="#6a9955" style:font-name="Droid Sans Mono" fo:font-size="8.39999961853027pt" fo:font-weight="normal" fo:background-color="#1e1e1e"/>
    </style:style>
    <style:style style:name="P2" style:family="paragraph" style:parent-style-name="Standard">
      <style:paragraph-properties style:line-height-at-least="0.402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!-- </text:p>
      <text:p text:style-name="P1">By including a @model statement at the top of the view file, </text:p>
      <text:p text:style-name="P1">you can specify the type of object that the view expects. </text:p>
      <text:p text:style-name="P1">When you created the movie controller, the following @model statement was </text:p>
      <text:p text:style-name="P1">automatically included at the top of the Details.cshtml file</text:p>
      <text:p text:style-name="P2"/>
      <text:p text:style-name="P1">This @model directive allows you to access the movie that the controller </text:p>
      <text:p text:style-name="P1">passed to the view by using a Model object that's strongly typed</text:p>
      <text:p text:style-name="P1">--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3T01:00:21.597014913</meta:creation-date>
    <dc:date>2018-12-23T01:00:52.439974263</dc:date>
    <meta:editing-duration>PT32S</meta:editing-duration>
    <meta:editing-cycles>1</meta:editing-cycles>
    <meta:document-statistic meta:table-count="0" meta:image-count="0" meta:object-count="0" meta:page-count="1" meta:paragraph-count="8" meta:word-count="70" meta:character-count="398" meta:non-whitespace-character-count="332"/>
    <meta:generator>LibreOffice/6.0.7.3$Linux_X86_64 LibreOffice_project/00m0$Build-3</meta:generator>
  </office:meta>
</office:document-meta>
</file>